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4.0pt" fo:color="#000000"/>
    </style:style>
    <style:style style:name="P2" style:family="paragraph" style:parent-style-name="Standard">
      <style:text-properties style:font-name="Times" fo:font-size="13.0pt" fo:color="#000000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4" style:family="paragraph" style:parent-style-name="Standard">
      <style:paragraph-properties>
        <style:tab-stops>
          <style:tab-stop style:position="0.3938in"/>
        </style:tab-stops>
      </style:paragraph-properties>
      <style:text-properties style:font-name="Times" fo:font-size="13.0pt" fo:color="#000000"/>
    </style:style>
    <style:style style:name="P5" style:family="paragraph" style:parent-style-name="Standard">
      <style:paragraph-properties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6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/>
    </style:style>
    <style:style style:name="T1" style:family="text">
      <style:text-properties fo:font-weight="bold" fo:font-weight-asian="bold" fo:font-weight-complex="bold" style:text-underline-style="soli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Timeline:</text:span></text:p>
      <text:p text:style-name="P2"/>
      <text:p text:style-name="P2">04/01/2016</text:p>
      <text:list text:style-name="L1">
        <text:list-item>
          <text:p text:style-name="P3">Découverte du framework (Équipe)</text:p>
        </text:list-item>
        <text:list-item>
          <text:p text:style-name="P3"><text:a xlink:type="simple" xlink:href="https://github.com/DamienCassou/lille-game-framework/pull/67">#67</text:a><text:s/>Factorisation de codes dans la création de polygone : IntersectTools.java (Aymeric, Charles, Kevin)</text:p>
        </text:list-item>
        <text:list-item>
          <text:p text:style-name="P3">Instanceof dans GameUniverseDefaultImpl.java (tentative) (Jérémy, Pierre)</text:p>
        </text:list-item>
        <text:list-item>
          <text:p text:style-name="P3">Création du journal de bord (Équipe)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Suppression duplication reverseParameters qui ressemble à la méthode applySpecificOverlapRule (Aymeric)</text:p>
        </text:list-item>
        <text:list-item>
          <text:p text:style-name="P3">Recherche icônes à utiliser pour notre jeu (Équipe)</text:p>
        </text:list-item>
        <text:list-item>
          <text:p text:style-name="P3">Début d’écriture du code pour la fenêtre graphique pour notre projet de jeu Bomberman (Charles, Kévin, Jérémy, Pierre)</text:p>
        </text:list-item>
        <text:list-item>
          <text:p text:style-name="P3">Finalisation fenêtre graphique pour notre jeu (Kévin)</text:p>
        </text:list-item>
        <text:list-item>
          <text:p text:style-name="P3">Adaptation des icônes en format .gif avec fond en transparence (Kévin)</text:p>
        </text:list-item>
        <text:list-item>
          <text:p text:style-name="P3">Première implémentation de la classe Player (Charles)</text:p>
        </text:list-item>
        <text:list-item>
          <text:p text:style-name="P3"><text:a xlink:type="simple" xlink:href="https://github.com/DamienCassou/lille-game-framework/pull/72">#72</text:a><text:s/>Suppression de « instanceof » dans les fonctions addOverlappable et removeOverlappable (Jérémy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Amélioration de l'héritage de tests dans MoveStrategyKeybordTest (Aymeric)</text:p>
        </text:list-item>
        <text:list-item>
          <text:p text:style-name="P3"><text:a xlink:type="simple" xlink:href="https://github.com/DamienCassou/lille-game-framework/pull/70">#70</text:a><text:s/>Création d'une sous méthode applySpecificOverlapRuleAndTryToReverse… et ajout d'une documentation sur celle-ci (Aymeric)</text:p>
        </text:list-item>
        <text:list-item>
          <text:p text:style-name="P3"><text:a xlink:type="simple" xlink:href="https://github.com/DamienCassou/lille-game-framework/pull/77">#77</text:a><text:s/>Création de tests pour les méthodes getDriver et setSpeedVector de la classe GameMovable (Charles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mélioration et création de tests (utilisation des getters et vérifications lors de la création d’objets) pour la classe GameConfiguration (Charles)</text:p>
        </text:list-item>
        <text:list-item>
          <text:p text:style-name="P3"><text:a xlink:type="simple" xlink:href="https://github.com/DamienCassou/lille-game-framework/pull/70">#70</text:a><text:s/>Renomage de la méthode applySpecificOverlapRuleAndTryToReverse…, suppression des méthodes applySpecificOverlapRule et reverseParameters, et fusion de l'ensemble des commits (Aymeric)</text:p>
        </text:list-item>
        <text:list-item>
          <text:p text:style-name="P3"><text:a xlink:type="simple" xlink:href="https://github.com/DamienCassou/lille-game-framework/pull/74">#74</text:a><text:s/>Séparation en 2 commit du commit initial (Aymeric)</text:p>
        </text:list-item>
        <text:list-item>
          <text:p text:style-name="P3"><text:a xlink:type="simple" xlink:href="https://github.com/DamienCassou/lille-game-framework/pull/72">#72</text:a><text:s/>Fusion de l'ensemble des commits (Jérémy, Aymeric)</text:p>
        </text:list-item>
        <text:list-item>
          <text:p text:style-name="P3">Corrections des pull request envoyés (Charles, Jérémy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74">#74</text:a><text:s/>Déplacement d'un des 2 commit sur une nouvelle branche (Aymeric)</text:p>
        </text:list-item>
        <text:list-item>
          <text:p text:style-name="P3"><text:a xlink:type="simple" xlink:href="https://github.com/DamienCassou/lille-game-framework/pull/83">#83</text:a><text:s/>Fixation de bug dans MoveStrategyKeyboard8Dir mis en évidence dans le pull request <text:a xlink:type="simple" xlink:href="https://github.com/DamienCassou/lille-game-framework/pull/74">#74</text:a><text:s/>(Aymeric)</text:p>
        </text:list-item>
        <text:list-item>
          <text:p text:style-name="P3">Correction du pull request envoyé (Jérémy)</text:p>
        </text:list-item>
      </text:list>
      <text:p text:style-name="P2"/>
      <text:p text:style-name="P2">09/01/2016</text:p>
      <text:list text:style-name="L1">
        <text:list-item>
          <text:p text:style-name="P3"><text:a xlink:type="simple" xlink:href="https://github.com/DamienCassou/lille-game-framework/pull/78">#78</text:a><text:s/>Supprimer un commit et diviser le commit restant en 2 (Charles, Aymeric)</text:p>
        </text:list-item>
      </text:list>
      <text:p text:style-name="P4"/>
      <text:p text:style-name="P4">10/01/2016</text:p>
      <text:list text:style-name="L1">
        <text:list-item>
          <text:p text:style-name="P3">Création et écriture de tests dans notre jeu (Charles)</text:p>
        </text:list-item>
        <text:list-item>
          <text:p text:style-name="P3">Corrections des pull request envoyés (Charles,)</text:p>
        </text:list-item>
        <text:list-item>
          <text:p text:style-name="P3">Création de la classe Box pour la représentation des boites pour notre jeu, fix de différents problèmes sur la classe Player (Kévin)</text:p>
        </text:list-item>
        <text:list-item>
          <text:p text:style-name="P3">Ajout génération aléatoire des boxes dans la classe Levels à chaque instance de Levels (Kévin)</text:p>
        </text:list-item>
        <text:list-item>
          <text:p text:style-name="P3">Recherche sprite pour l’herbe dans notre jeu + Création de la classe Grass (Kévin)</text:p>
        </text:list-item>
        <text:list-item>
          <text:p text:style-name="P3"><text:a xlink:type="simple" xlink:href="https://github.com/DamienCassou/lille-game-framework/pull/83">#83</text:a><text:s/>Ajout du test mettant en évidence le bug (Aymeric)</text:p>
        </text:list-item>
      </text:list>
      <text:p text:style-name="P4"/>
      <text:p text:style-name="P4">11/01/2016</text:p>
      <text:list text:style-name="L1">
        <text:list-item>
          <text:p text:style-name="P3">Création d’une classe Bomb et de ses tests (Charles)</text:p>
        </text:list-item>
        <text:list-item>
          <text:p text:style-name="P3">Ajout et correction de fonctions dans les classes Player, Levels, Grass et Box ainsi que leurs tests (Charles)</text:p>
        </text:list-item>
        <text:list-item>
          <text:p text:style-name="P3">Changement de l’arborescence du projet (Aymeric)</text:p>
        </text:list-item>
      </text:list>
      <text:p text:style-name="P4"/>
      <text:p text:style-name="P4">12/01/2016</text:p>
      <text:list text:style-name="L1">
        <text:list-item>
          <text:p text:style-name="P3">Correction des tests qui ne passait pas (Exception : NullPointerException) pour la classe Bomb (Kévin)</text:p>
        </text:list-item>
        <text:list-item>
          <text:p text:style-name="P3"><text:a xlink:type="simple" xlink:href="https://github.com/DamienCassou/lille-game-framework/pull/74">#74</text:a><text:s/>Résolution des conflits (Aymeric)</text:p>
        </text:list-item>
      </text:list>
      <text:p text:style-name="P5"/>
      <text:p text:style-name="P5">13/01/2016</text:p>
      <text:list text:style-name="L1">
        <text:list-item>
          <text:p text:style-name="P3"><text:a xlink:type="simple" xlink:href="https://github.com/DamienCassou/lille-game-framework/pull/87">#87</text:a><text:s/>ajout d'un test sur le déplacement dans MoveStrategyKeyboardTest et correction du bug (Aymeric)</text:p>
        </text:list-item>
        <text:list-item>
          <text:p text:style-name="P3">Travail sur la recherche de tests dans la classe GameData.java. On a remarqué que les tests n’étaient pas faisable. (Charles, Aymeric, Kévin)</text:p>
        </text:list-item>
      </text:list>
      <text:p text:style-name="P3"/>
      <text:p text:style-name="P3">15/01/2016</text:p>
      <text:list text:style-name="L1">
        <text:list-item>
          <text:p text:style-name="P3">Recherche autre sprite flamme pour la classe BombExplosion (Kévin, Jeremy, Pierre)</text:p>
        </text:list-item>
        <text:list-item>
          <text:p text:style-name="P3">Création de la classe BombExplosion et de sa classe de test (Kévin)</text:p>
        </text:list-item>
        <text:list-item>
          <text:p text:style-name="P3">Modification et amélioration de la classe Bomb (Jérémy, Pierre)</text:p>
        </text:list-item>
        <text:list-item>
          <text:p text:style-name="P3"><text:a xlink:type="simple" xlink:href="https://github.com/DamienCassou/lille-game-framework/pull/89">#89</text:a><text:s/>Enlever un constructeur obsolète (Aymeric, Charles)</text:p>
        </text:list-item>
        <text:list-item>
          <text:p text:style-name="P3"><text:a xlink:type="simple" xlink:href="https://github.com/DamienCassou/lille-game-framework/pull/103">#103</text:a><text:s/>Ajout de tests dans la classe Overlap.java et factorisation du code avec un @Before (Charles)</text:p>
        </text:list-item>
        <text:list-item>
          <text:p text:style-name="P3"><text:a xlink:type="simple" xlink:href="https://github.com/DamienCassou/lille-game-framework/pull/105">#105</text:a><text:s/>Ajout d’un @Test manquant dans la fonction goodspeed de la classe MoveStrategyStraightLineTest (Charles)</text:p>
        </text:list-item>
        <text:list-item>
          <text:p text:style-name="P3"><text:a xlink:type="simple" xlink:href="https://github.com/DamienCassou/lille-game-framework/pull/107">#107</text:a><text:s/>Ajout de tests dans la classe MoveStrategyRandomTest.java qui permet d’attraper une exception (Charles)</text:p>
        </text:list-item>
        <text:list-item>
          <text:p text:style-name="P3">Importation du Framework manuellement dans Eclipse, importation du dossier ressources pour avoir les images et le son. (Kévin, Aymeric)</text:p>
        </text:list-item>
        <text:list-item>
          <text:p text:style-name="P3">Recherche du son principal du jeu (Pierre, Kévin)</text:p>
        </text:list-item>
        <text:list-item>
          <text:p text:style-name="P3">Mise en place du son du jeu dans le Main (Kévin)</text:p>
        </text:list-item>
        <text:list-item>
          <text:p text:style-name="P3">Réorganisation du Main avec création de différentes méthodes pour gérer le son (Kévin)</text:p>
        </text:list-item>
        <text:list-item>
          <text:p text:style-name="P3">Ajout des URLs pour les images dans chaque entités (Kévin)</text:p>
        </text:list-item>
        <text:list-item>
          <text:p text:style-name="P3">Modification de tous les tests pour les faire fonctionner (Kévin)</text:p>
        </text:list-item>
        <text:list-item>
          <text:p text:style-name="P3">Ajout important du GameUniverseViewPortDefaultModelImpl dans la méthode init de Level pour dessiner les images (échoué à cause de la méthode Background) (Kévin)</text:p>
        </text:list-item>
        <text:list-item>
          <text:p text:style-name="P3">Ajout classe BombermanUniverseViewPort qui implémente GameUniverseViewPortDefaultModelImpl pour Override la méthode Background. (Kévin)</text:p>
        </text:list-item>
        <text:list-item>
          <text:p text:style-name="P3">Ajout fichier Background au format PNG et redimensionnement des entités en 32*32 (Kévin)</text:p>
        </text:list-item>
        <text:list-item>
          <text:p text:style-name="P3">Fix du Bug des murs qui ne s’affichaient pas aux bons endroits (Kévin)</text:p>
        </text:list-item>
      </text:list>
      <text:p text:style-name="P3"/>
      <text:p text:style-name="P3">16/01/2016</text:p>
      <text:list text:style-name="L1">
        <text:list-item>
          <text:p text:style-name="P3">Réorganisation du projet avec Maven (Aymeric)</text:p>
        </text:list-item>
        <text:list-item>
          <text:p text:style-name="P3">Création de la classe NoMovableEntity pour mieux gérer l'héritage et éviter la duplication de code (Aymeric)</text:p>
        </text:list-item>
        <text:list-item>
          <text:p text:style-name="P3">Modification des tests et de l'héritage des tests dans le package entity (Aymeric)</text:p>
        </text:list-item>
      </text:list>
      <text:p text:style-name="P5"/>
      <text:p text:style-name="P3">17/01/2016</text:p>
      <text:list text:style-name="L1">
        <text:list-item>
          <text:p text:style-name="P3">Création de la méthode pour déposer une bombe à l’aide d’un Point en paramètre. (Charles)</text:p>
        </text:list-item>
        <text:list-item>
          <text:p text:style-name="P3">Creation de la méthode pour enlever une Box après une explosion dans la classe Levels.java (Charles)</text:p>
        </text:list-item>
        <text:list-item>
          <text:p text:style-name="P3">Création de la méthode setAlive qui définit le booléen isAlive a false quand le player se sera fait touché par une bombe. Ce booléen a false définit la fin du jeu (Charles)</text:p>
        </text:list-item>
      </text:list>
      <text:p text:style-name="P3"/>
      <text:p text:style-name="P3">18/01/2016</text:p>
      <text:list text:style-name="L1">
        <text:list-item>
          <text:p text:style-name="P3">Modification de la méthode dropBomb dans la classe Player (Kévin)</text:p>
        </text:list-item>
        <text:list-item>
          <text:p text:style-name="P3">Mise en place MoveStrategyKeyboard, ensuite modifier par Aymeric (Kévin, Aymeric)</text:p>
        </text:list-item>
        <text:list-item>
          <text:p text:style-name="P3">Mise en place du sprite du player (Kévin)</text:p>
        </text:list-item>
        <text:list-item>
          <text:p text:style-name="P3">Création d’une méthode pour disposer les murs sur l’intérieur de la carte (Kevin)</text:p>
        </text:list-item>
        <text:list-item>
          <text:p text:style-name="P3">Factorisation de la méthode de disposition des murs sur l’intérieur de la carte (Charles)</text:p>
        </text:list-item>
        <text:list-item>
          <text:p text:style-name="P3">Création de méthodes de tests pour la classe Player (Charles)</text:p>
        </text:list-item>
        <text:list-item>
          <text:p text:style-name="P3">Mise en place du déplacement et changement de sprite à chaque pas (Kévin)</text:p>
        </text:list-item>
        <text:list-item>
          <text:p text:style-name="P3"><text:a xlink:type="simple" xlink:href="https://github.com/DamienCassou/lille-game-framework/pull/112">#112</text:a><text:s/>Ajout de la possibilité de changer les touches pour le déplacement (Aymeric)</text:p>
        </text:list-item>
        <text:list-item>
          <text:p text:style-name="P3">Suppression de la méthode changeSpriteDirection (équivalente a one StepAddedBehaviour) et ajout de la méthode getSpriteManager dans la classe Player.java (Charles) </text:p>
        </text:list-item>
        <text:list-item>
          <text:p text:style-name="P3">Creation et écriture des tests de la classe BombermanUniverseViewPort.java (Charles)</text:p>
        </text:list-item>
        <text:list-item>
          <text:p text:style-name="P3">Ajout du son dans bombExplosion (non testé) et recherche pour utilisation du timer (Pierre)</text:p>
        </text:list-item>
      </text:list>
      <text:p text:style-name="P4">19/01/2016</text:p>
      <text:p text:style-name="P6"><text:tab/>•<text:tab/>Ajout d’une interface bonus ainsi que de 2 bonus pour les bombes du jeu. (Jérémy)</text:p>
      <text:p text:style-name="P6"><text:tab/>•<text:tab/>Avancement de la classe SpawnBox pour disposer des caisses sur le plateau de jeu. (Kevin)</text:p>
      <text:p text:style-name="P6"><text:tab/>•<text:tab/>Ajout des getters et setters dans la classe et de la méthode addBomb ainsi que leurs tests dans la classe Player.java. (Charles)</text:p>
      <text:p text:style-name="P6"><text:tab/>•<text:tab/>Ajout des tests pour les classes de bonus ExtraBombsBonus et RadiusBonus. (Charles)</text:p>
      <text:p text:style-name="P6"><text:tab/>•<text:tab/>Correction de tests existants et suppression d’import inutiles (Charles).</text:p>
      <text:p text:style-name="P3"/>
      <text:p text:style-name="P1"><text:span text:style-name="T1">Contributions:</text:span></text:p>
      <text:p text:style-name="P2"/>
      <text:p text:style-name="P1"><text:span text:style-name="T1">Apprentissages:</text:span></text:p>
      <text:p text:style-name="P2"/>
      <text:p text:style-name="P2">04/01/2016</text:p>
      <text:list text:style-name="L1">
        <text:list-item>
          <text:p text:style-name="P3">Utilisation de GitHub pour la mise à jour du travail, l’envoie de pull requests…</text:p>
        </text:list-item>
        <text:list-item>
          <text:p text:style-name="P3">Installation proxy pour Maven, et utilisation de ce dernier</text:p>
        </text:list-item>
      </text:list>
      <text:p text:style-name="P2"/>
      <text:p text:style-name="P2">06/01/2016</text:p>
      <text:list text:style-name="L1">
        <text:list-item>
          <text:p text:style-name="P3">Envoyer un commit sur une pull request déjà existante</text:p>
        </text:list-item>
      </text:list>
      <text:p text:style-name="P2"/>
      <text:p text:style-name="P2">07/01/2016</text:p>
      <text:list text:style-name="L1">
        <text:list-item>
          <text:p text:style-name="P3">Fusionner 2 (ou plusieurs) commits</text:p>
        </text:list-item>
        <text:list-item>
          <text:p text:style-name="P3">Séparer un commit en 2 (ou plusieurs) commits</text:p>
        </text:list-item>
        <text:list-item>
          <text:p text:style-name="P3">Supprimer un commit</text:p>
        </text:list-item>
      </text:list>
      <text:p text:style-name="P2"/>
      <text:p text:style-name="P2">08/01/2016</text:p>
      <text:list text:style-name="L1">
        <text:list-item>
          <text:p text:style-name="P3">Retirer un commit d'une branche pour le déposer sur une autre</text:p>
        </text:list-item>
        <text:list-item>
          <text:p text:style-name="P3">Mettre a jour son Fork à partir de la branche master</text:p>
        </text:list-item>
      </text:list>
      <text:p text:style-name="P4"/>
      <text:p text:style-name="P4">11/01/2016</text:p>
      <text:list text:style-name="L1">
        <text:list-item>
          <text:p text:style-name="P3">Proposer une modification de notre projet de jeu par la création d’une nouvelle branche</text:p>
        </text:list-item>
      </text:list>
      <text:p text:style-name="P2"/>
      <text:p text:style-name="P1"><text:span text:style-name="T1">Pull Requests:</text:span></text:p>
      <text:p text:style-name="P2"/>
      <text:p text:style-name="P2">04/01/2016</text:p>
      <text:list text:style-name="L1">
        <text:list-item>
          <text:p text:style-name="P3"><text:a xlink:type="simple" xlink:href="https://github.com/DamienCassou/lille-game-framework/pull/67">#67</text:a><text:s/>modifications of polygon creation (Accepté le 04/01/2016) 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eliminates code duplication between 'applySpecificOverlapRule' and 'reverseParameters' (Accepté le 08/01/2016)</text:p>
        </text:list-item>
        <text:list-item>
          <text:p text:style-name="P3"><text:a xlink:type="simple" xlink:href="https://github.com/DamienCassou/lille-game-framework/pull/72">#72</text:a><text:s/>Removing instance of in function addOverlappable and removeOverlappable (Accepté le 10/01/2016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heritage test MoveStrategyKeyboard (Accepté le 13/01/2016)</text:p>
        </text:list-item>
        <text:list-item>
          <text:p text:style-name="P3"><text:a xlink:type="simple" xlink:href="https://github.com/DamienCassou/lille-game-framework/pull/77">#77</text:a><text:s/>Adding the test for getDriver and setSpeedVector (Accepté le 08/01/2016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dding and improving tests in gameConfigurationTest.java (Accepté le 13/01/2016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83">#83</text:a><text:s/>fix bug of MoveStrategyKeyboard8Dir (Accepté le 12/01/2016)</text:p>
        </text:list-item>
      </text:list>
      <text:p text:style-name="P2"/>
      <text:p text:style-name="P2">13/01/2016</text:p>
      <text:list text:style-name="L1">
        <text:list-item>
          <text:p text:style-name="P3"><text:a xlink:type="simple" xlink:href="https://github.com/DamienCassou/lille-game-framework/pull/87">#87</text:a><text:s/>add test in MoveStrategyKeyboardTest and fix bug (Accepté le 13/01/2016)</text:p>
        </text:list-item>
      </text:list>
      <text:p text:style-name="P3"/>
      <text:p text:style-name="P3">15/01/2016</text:p>
      <text:list text:style-name="L1">
        <text:list-item>
          <text:p text:style-name="P3"><text:a xlink:type="simple" xlink:href="https://github.com/DamienCassou/lille-game-framework/pull/89">#89</text:a><text:s/>Delete a deprecated constructor (Accepté le 15/01/2016)</text:p>
        </text:list-item>
        <text:list-item>
          <text:p text:style-name="P3"><text:a xlink:type="simple" xlink:href="https://github.com/DamienCassou/lille-game-framework/pull/103">#103</text:a><text:s/>Adding test in Overlap.java and factorize the code with an @Before (En cours)</text:p>
        </text:list-item>
        <text:list-item>
          <text:p text:style-name="P3"><text:a xlink:type="simple" xlink:href="https://github.com/DamienCassou/lille-game-framework/pull/105">#105</text:a><text:s/>Adding a missing @Test in the function goodspeed in class MoveStrategyStraightLineTest (En cours)</text:p>
        </text:list-item>
        <text:list-item>
          <text:p text:style-name="P3"><text:a xlink:type="simple" xlink:href="https://github.com/DamienCassou/lille-game-framework/pull/107">#107</text:a><text:s/>Adding test in class MoveStrategyRandomTest.java to catch an exception (En cours)</text:p>
        </text:list-item>
      </text:list>
      <text:p text:style-name="P3"/>
      <text:p text:style-name="P3">18/01/2016</text:p>
      <text:list text:style-name="L1">
        <text:list-item>
          <text:p text:style-name="P3"><text:a xlink:type="simple" xlink:href="https://github.com/DamienCassou/lille-game-framework/pull/112">#112</text:a><text:s text:c="2"/>possibility to change the keys (En cours)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  <meta:initial-creator>Hequette Pierre</meta:initial-creator>
  </office:meta>
</office:document-meta>
</file>